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InOnlyBinding.setTargetType( ClassLoader classLoader , Class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InOnlyBinding.invoke( Object proxy , Method method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InOnlyBinding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InOnlyBinding.creat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